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8cm" style:rel-column-width="3679*"/>
    </style:style>
    <style:style style:name="表11.B" style:family="table-column">
      <style:table-column-properties style:column-width="13.758cm" style:rel-column-width="61856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fo:font-size="13pt" style:font-size-asian="13pt" style:font-size-complex="13pt"/>
    </style:style>
    <style:style style:name="P17" style:family="paragraph" style:parent-style-name="Standard" style:list-style-name="L4">
      <style:text-properties fo:font-size="13pt" style:font-size-asian="13pt" style:font-size-complex="13pt"/>
    </style:style>
    <style:style style:name="P18" style:family="paragraph" style:parent-style-name="Standard" style:list-style-name="L5">
      <style:text-properties fo:font-size="13pt" style:font-size-asian="13pt" style:font-size-complex="13pt"/>
    </style:style>
    <style:style style:name="P19" style:family="paragraph" style:parent-style-name="Standard" style:list-style-name="L6">
      <style:text-properties fo:font-size="13pt" style:font-size-asian="13pt" style:font-size-complex="13pt"/>
    </style:style>
    <style:style style:name="P20" style:family="paragraph" style:parent-style-name="Standard" style:list-style-name="L7">
      <style:text-properties fo:font-size="13pt" style:font-size-asian="13pt" style:font-size-complex="13pt"/>
    </style:style>
    <style:style style:name="P21" style:family="paragraph" style:parent-style-name="Standard" style:list-style-name="L8">
      <style:text-properties fo:font-size="13pt" style:font-size-asian="13pt" style:font-size-complex="13pt"/>
    </style:style>
    <style:style style:name="P22" style:family="paragraph" style:parent-style-name="Standard" style:list-style-name="L10">
      <style:text-properties fo:font-size="13pt" style:font-size-asian="13pt" style:font-size-complex="13pt"/>
    </style:style>
    <style:style style:name="P23" style:family="paragraph" style:parent-style-name="Standard" style:list-style-name="L11">
      <style:text-properties fo:font-size="13pt" style:font-size-asian="13pt" style:font-size-complex="13pt"/>
    </style:style>
    <style:style style:name="P24" style:family="paragraph" style:parent-style-name="Standard" style:list-style-name="L12">
      <style:text-properties fo:font-size="13pt" style:font-size-asian="13pt" style:font-size-complex="13pt"/>
    </style:style>
    <style:style style:name="P25" style:family="paragraph" style:parent-style-name="Standard" style:list-style-name="L13">
      <style:text-properties fo:font-size="13pt" style:font-size-asian="13pt" style:font-size-complex="13pt"/>
    </style:style>
    <style:style style:name="P26" style:family="paragraph" style:parent-style-name="Standard" style:list-style-name="L15">
      <style:text-properties fo:font-size="13pt" style:font-size-asian="13pt" style:font-size-complex="13pt"/>
    </style:style>
    <style:style style:name="P27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28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29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0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1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3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4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5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 style:list-style-name="L1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 style:list-style-name="L12"/>
    <style:style style:name="P40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1" style:family="paragraph" style:parent-style-name="Table_20_Contents" style:list-style-name="L2">
      <style:text-properties fo:font-size="13pt" style:font-size-asian="13pt" style:font-size-complex="13pt"/>
    </style:style>
    <style:style style:name="P42" style:family="paragraph" style:parent-style-name="Table_20_Contents" style:list-style-name="L3">
      <style:text-properties fo:font-size="13pt" style:font-size-asian="13pt" style:font-size-complex="13pt"/>
    </style:style>
    <style:style style:name="P43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62676034942039748" text:style-name="L1">
        <text:list-header>
          <text:p text:style-name="P40"/>
          <text:p text:style-name="P43">#_ </text:p>
        </text:list-header>
      </text:list>
      <text:p text:style-name="P1">------------------------------------------------------------ [STEPS : ops] 20191006_070127</text:p>
      <text:list xml:id="list29633891" text:continue-numbering="true" text:style-name="L1">
        <text:list-item>
          <text:p text:style-name="P16">get : image &amp; video files &amp; <office:annotation office:name="__Annotation__979_470973970"><dc:creator>iwabuchi ken</dc:creator><dc:date>2019-11-11T09:59:29.42</dc:date><text:p text:style-name="P44"><text:span text:style-name="T17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text:span text:style-name="T14">@@@</text:span>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63</dc:date><text:p><text:span text:style-name="T19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85</dc:date><text:p text:style-name="P44"><text:span text:style-name="T17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<text:span text:style-name="T15">#_ </text:span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2215134209542058842" text:style-name="L2">
              <text:list-item>
                <text:p text:style-name="P41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<text:span text:style-name="T15">#_ </text:span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85</dc:date><text:p><text:span text:style-name="T17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6070637219934262127" text:style-name="L3">
              <text:list-item>
                <text:p text:style-name="P42">DUP <text:s/></text:p>
              </text:list-item>
              <text:list-item>
                <text:p text:style-name="P42">change file name </text:p>
              </text:list-item>
            </text:list>
          </table:table-cell>
          <table:covered-table-cell/>
          <table:covered-table-cell/>
        </table:table-row>
      </table:table>
      <text:list xml:id="list29607062" text:continue-list="list29633891" text:style-name="L1">
        <text:list-item>
          <text:p text:style-name="P16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7012995974910208700" text:style-name="L4">
              <text:list-item>
                <text:p text:style-name="P17">start</text:p>
              </text:list-item>
              <text:list-item>
                <text:p text:style-name="P17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98</dc:date><text:p text:style-name="P44"><text:span text:style-name="T17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2128124340115450686" text:style-name="L5">
              <text:list-item>
                <text:p text:style-name="P18">open =&gt; C:\Users\iwabuchiken\Music\iTunes\iTunes Media\Voice Memos </text:p>
              </text:list-item>
              <text:list-item>
                <text:p text:style-name="P18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2147958471405423893" text:style-name="L6">
              <text:list-item>
                <text:p text:style-name="P19">open =&gt; C:\WORKS_2\WS\WS_Cake_IFM11\commands\11-0) update date.txt</text:p>
              </text:list-item>
              <text:list-item>
                <text:p text:style-name="P19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623961" text:continue-list="list29607062" text:style-name="L1">
        <text:list-item>
          <text:list>
            <text:list-item>
              <text:p text:style-name="P27">explorer</text:p>
              <text:list>
                <text:list-item>
                  <text:p text:style-name="P27"><text:soft-page-break/>select : “kbuchi<text:span text:style-name="T1">のiphone</text:span>”</text:p>
                </text:list-item>
                <text:list-item>
                  <text:p text:style-name="P27">click → list pain</text:p>
                </text:list-item>
                <text:list-item>
                  <text:p text:style-name="P27">(End &gt; Ret) x 3</text:p>
                </text:list-item>
                <text:list-item>
                  <text:p text:style-name="P27">“<text:span text:style-name="T1">表示方法</text:span>” ==&gt; “<text:span text:style-name="T1">詳細</text:span>”</text:p>
                </text:list-item>
                <text:list-item>
                  <text:p text:style-name="P27">image files</text:p>
                  <text:list>
                    <text:list-item>
                      <text:p text:style-name="P27">“<text:span text:style-name="T1">更新日時</text:span>” → click (to <text:span text:style-name="T1">下向き三角)</text:span></text:p>
                    </text:list-item>
                    <text:list-item>
                      <text:p text:style-name="P28">move → col “更新日時” to ==&gt; next to “名前”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  <text:list-item>
                  <text:p text:style-name="P28">video files</text:p>
                  <text:list>
                    <text:list-item>
                      <text:p text:style-name="P27">“<text:span text:style-name="T1">種類</text:span>” → click (to <text:span text:style-name="T1">下向き三角) x 2</text:span></text:p>
                    </text:list-item>
                    <text:list-item>
                      <text:p text:style-name="P28">select → files</text:p>
                    </text:list-item>
                  </text:list>
                </text:list-item>
              </text:list>
            </text:list-item>
            <text:list-item>
              <text:p text:style-name="P27">open : </text:p>
            </text:list-item>
          </text:list>
        </text:list-item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615901" text:continue-numbering="true" text:style-name="L1">
        <text:list-item>
          <text:p text:style-name="P29">“3<text:tab/>Delete_in-db-existing-files”</text:p>
        </text:list-item>
        <text:list-item>
          <text:p text:style-name="P29">(if any) book page image ---&gt; move to : C:\WORKS_2\WS\WS_Cake_IFM11\photo-books</text:p>
        </text:list-item>
        <text:list-item>
          <text:p text:style-name="P29">“5<text:tab/>start editing”</text:p>
        </text:list-item>
        <text:list-item>
          <text:p text:style-name="P15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9">close</text:p>
          <text:list>
            <text:list-item>
              <text:p text:style-name="P29">folder</text:p>
              <text:list>
                <text:list-item>
                  <text:p text:style-name="P29">“tmp”</text:p>
                </text:list-item>
                <text:list-item>
                  <text:p text:style-name="P29">コンピューター\kbuchi の iPhone\Internal Storage\DCIM\140APPLE</text:p>
                </text:list-item>
              </text:list>
            </text:list-item>
            <text:list-item>
              <text:p text:style-name="P29">text file → 11-0) update date.txt</text:p>
              <text:p text:style-name="P16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7441314492554322775" text:style-name="L7">
              <text:list-item>
                <text:p text:style-name="P20">folder</text:p>
                <text:list>
                  <text:list-item>
                    <text:p text:style-name="P20"><text:soft-page-break/>“tmp”</text:p>
                  </text:list-item>
                  <text:list-item>
                    <text:p text:style-name="P20">“コンピューター\kbuchi の iPhone\Internal Storage\DCIM\140APPLE”</text:p>
                  </text:list-item>
                </text:list>
              </text:list-item>
              <text:list-item>
                <text:p text:style-name="P20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01</dc:date><text:p text:style-name="P44"><text:span text:style-name="T18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612660" text:continue-list="list29615901" text:style-name="L1">
        <text:list-item>
          <text:list>
            <text:list-header>
              <text:p text:style-name="P37"/>
            </text:list-header>
          </text:list>
        </text:list-item>
        <text:list-item>
          <text:p text:style-name="P16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29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7206769002211020117" text:style-name="L8">
              <text:list-item>
                <text:p text:style-name="P21">open</text:p>
              </text:list-item>
              <text:list-item>
                <text:p text:style-name="P21">select → mov files lines</text:p>
              </text:list-item>
            </text:list>
          </table:table-cell>
        </table:table-row>
      </table:table>
      <text:p text:style-name="P2"/>
      <text:list xml:id="list8314606585215342071" text:style-name="L9">
        <text:list-item>
          <text:list>
            <text:list-item>
              <text:p text:style-name="P30">prep</text:p>
            </text:list-item>
          </text:list>
        </text:list-item>
      </text:list>
      <text:list xml:id="list29616280" text:continue-list="list29612660" text:style-name="L1">
        <text:list-item>
          <text:list>
            <text:list-item>
              <text:list>
                <text:list-item>
                  <text:p text:style-name="P32">“表示方法”　=&gt;　”詳細”</text:p>
                </text:list-item>
                <text:list-item>
                  <text:p text:style-name="P32">sort → column “種類”</text:p>
                </text:list-item>
                <text:list-item>
                  <text:p text:style-name="P32">select : mov files</text:p>
                </text:list-item>
              </text:list>
            </text:list-item>
            <text:list-item>
              <text:p text:style-name="P29">move</text:p>
              <text:list>
                <text:list-item>
                  <text:list>
                    <text:list-item>
                      <text:p text:style-name="P29">from : C:\WORKS_2\WS\WS_Cake_IFM11\iphone</text:p>
                    </text:list-item>
                    <text:list-item>
                      <text:p text:style-name="P29">to : C:\WORKS_2\WS\WS_Cake_IFM11</text:p>
                    </text:list-item>
                  </text:list>
                </text:list-item>
                <text:list-item>
                  <text:p text:style-name="P29">C – x (cut)</text:p>
                </text:list-item>
                <text:list-item>
                  <text:p text:style-name="P29">M - <text:span text:style-name="T1">↑ (move dir upward)</text:span></text:p>
                </text:list-item>
                <text:list-item>
                  <text:p text:style-name="P32">C – v (paste)</text:p>
                </text:list-item>
              </text:list>
            </text:list-item>
            <text:list-item>
              <text:p text:style-name="P29">exec : get_folder_list.[v.2].20190210_091405.rb</text:p>
              <text:list>
                <text:list-item>
                  <text:p text:style-name="P29">“g” (select the ruby file)</text:p>
                </text:list-item>
                <text:list-item>
                  <text:p text:style-name="P29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610423" text:continue-list="list7206769002211020117" text:style-name="L8">
              <text:list-item>
                <text:p text:style-name="P31">open</text:p>
              </text:list-item>
              <text:list-item>
                <text:p text:style-name="P31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3668103554296384355" text:style-name="L10">
              <text:list-item>
                <text:p text:style-name="P22">select “ip” tab </text:p>
              </text:list-item>
              <text:list-item>
                <text:p text:style-name="P22">“1<text:tab/>get_4_Corners” ==&gt; click</text:p>
              </text:list-item>
              <text:list-item>
                <text:p text:style-name="P22">buttons</text:p>
                <text:list>
                  <text:list-item>
                    <text:p text:style-name="P22"><text:soft-page-break/>“Open dir”</text:p>
                  </text:list-item>
                  <text:list-item>
                    <text:p text:style-name="P22">“Prep” </text:p>
                  </text:list-item>
                </text:list>
              </text:list-item>
              <text:list-item>
                <text:p text:style-name="P22"><office:annotation office:name="__Annotation__3934_300670682"><dc:creator>iwabuchi ken</dc:creator><dc:date>2020-01-04T11:11:12.09</dc:date><text:p text:style-name="P44"><text:span text:style-name="T17">files in “images” dir</text:span></text:p><text:p text:style-name="P44"><text:span text:style-name="T17">==&gt; no gray areas</text:span></text:p></office:annotation>copied ? → at<office:annotation-end office:name="__Annotation__3934_300670682"/> C:\WORKS_2\WS\WS_Others.Art\JVEMV6\46_art\VIRTUAL\Admin_Projects\ip\images</text:p>
              </text:list-item>
              <text:list-item>
                <text:p text:style-name="P33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7418277816999638649" text:style-name="L11">
              <text:list-item>
                <text:p text:style-name="P23">C:\WORKS_2\WS\WS_Others.Art\JVEMV6\46_art\VIRTUAL\Admin_Projects\ip\data\csv</text:p>
              </text:list-item>
            </text:list>
            <text:list xml:id="list29603826" text:continue-list="list3668103554296384355" text:style-name="L10">
              <text:list-item>
                <text:p text:style-name="P22">e_entries.ods </text:p>
              </text:list-item>
            </text:list>
          </table:table-cell>
        </table:table-row>
      </table:table>
      <text:list xml:id="list29608949" text:continue-list="list29616280" text:style-name="L1">
        <text:list-item>
          <text:list>
            <text:list-item>
              <text:p text:style-name="P29">gen-ed text file</text:p>
              <text:list>
                <text:list-item>
                  <text:p text:style-name="P29">open</text:p>
                </text:list-item>
                <text:list-item>
                  <text:p text:style-name="P29">select → mov files lines</text:p>
                </text:list-item>
              </text:list>
            </text:list-item>
          </text:list>
        </text:list-item>
        <text:list-item>
          <text:p text:style-name="P15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29">select “ip” tab</text:p>
            </text:list-item>
            <text:list-item>
              <text:p text:style-name="P29">“1<text:tab/>get_4_Corners” ==&gt; click</text:p>
            </text:list-item>
            <text:list-item>
              <text:p text:style-name="P29">buttons</text:p>
              <text:list>
                <text:list-item>
                  <text:p text:style-name="P29">“Open dir”</text:p>
                </text:list-item>
                <text:list-item>
                  <text:p text:style-name="P29">“Prep”</text:p>
                </text:list-item>
              </text:list>
            </text:list-item>
            <text:list-item>
              <text:p text:style-name="P29">copied ? → at C:\WORKS_2\WS\WS_Others.Art\JVEMV6\46_art\VIRTUAL\Admin_Projects\ip\images</text:p>
            </text:list-item>
            <text:list-item>
              <text:p text:style-name="P29">“Gen Cake csv”</text:p>
            </text:list-item>
          </text:list>
          <text:p text:style-name="P34">----------------------------------------------------------------------------</text:p>
        </text:list-item>
        <text:list-item>
          <text:p text:style-name="P34">mov files </text:p>
          <text:list>
            <text:list-item>
              <text:p text:style-name="P16">mov files ==&gt; back to folder </text:p>
              <text:p text:style-name="P16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620624" text:continue-numbering="true" text:style-name="L1">
        <text:list-item>
          <text:list>
            <text:list-header>
              <text:p text:style-name="P34"/>
            </text:list-header>
            <text:list-item>
              <text:p text:style-name="P34">to ==&gt; vlc player </text:p>
              <text:list>
                <text:list-item>
                  <text:p text:style-name="P34">“<text:span text:style-name="T1">メディアライブラリ</text:span>”</text:p>
                </text:list-item>
                <text:list-item>
                  <text:p text:style-name="P34">right click &gt; “<text:span text:style-name="T1">フォルダーを追加</text:span>”</text:p>
                </text:list-item>
                <text:list-item>
                  <text:p text:style-name="P34">choose → “C:\WORKS_2\WS\WS_Cake_IFM11\iphone” </text:p>
                  <text:list>
                    <text:list-item>
                      <text:p text:style-name="P29">from : <text:tab/>C:\WORKS_2\WS\WS_Cake_IFM11</text:p>
                    </text:list-item>
                    <text:list-item>
                      <text:p text:style-name="P29">back to C:\WORKS_2\WS\WS_Cake_IFM11\iphone</text:p>
                    </text:list-item>
                  </text:list>
                </text:list-item>
                <text:list-item>
                  <text:p text:style-name="P29">select files</text:p>
                </text:list-item>
                <text:list-item>
                  <text:p text:style-name="P29">C – x (cut)</text:p>
                </text:list-item>
                <text:list-item>
                  <text:p text:style-name="P29">M - <text:span text:style-name="T1">← (back to iphone folder)</text:span></text:p>
                </text:list-item>
                <text:list-item>
                  <text:p text:style-name="P32">col “名前” → click (sort)</text:p>
                </text:list-item>
                <text:list-item>
                  <text:p text:style-name="P32">C – v (paste)</text:p>
                </text:list-item>
                <text:list-item>
                  <text:p text:style-name="P32">col “名前” → click (sort)</text:p>
                </text:list-item>
                <text:list-item>
                  <text:p text:style-name="P32">mov files ==&gt; to vlc player</text:p>
                  <text:list>
                    <text:list-item>
                      <text:p text:style-name="P32">drag &amp; drop</text:p>
                    </text:list-item>
                    <text:list-item>
                      <text:p text:style-name="P32"><text:soft-page-break/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2">explorer</text:p>
                  <text:list>
                    <text:list-item>
                      <text:p text:style-name="P32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15</dc:date><text:p text:style-name="P44"><text:span text:style-name="T17">after : “gen csv” → done</text:span></text:p></office:annotation>close<office:annotation-end office:name="__Annotation__478_470973970"/></text:p>
            <text:list xml:id="list4771471951681380721" text:style-name="L12">
              <text:list-item>
                <text:p text:style-name="P24">folders </text:p>
                <text:list>
                  <text:list-item>
                    <text:p text:style-name="P24">“images”</text:p>
                  </text:list-item>
                  <text:list-item>
                    <text:p text:style-name="P24">“images.corners”</text:p>
                  </text:list-item>
                </text:list>
              </text:list-item>
              <text:list-item>
                <text:p text:style-name="P24">text files</text:p>
                <text:list>
                  <text:list-item>
                    <text:p text:style-name="P24">“11-0) update date.txt”</text:p>
                  </text:list-item>
                </text:list>
              </text:list-item>
              <text:list-item>
                <text:p text:style-name="P39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5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2" table:number-rows-spanned="3">
            <text:p text:style-name="P9"/>
          </table:table-cell>
          <table:table-cell table:style-name="表8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8.B2" office:value-type="string">
            <text:p text:style-name="P3">r d2</text:p>
          </table:table-cell>
        </table:table-row>
        <table:table-row>
          <table:covered-table-cell/>
          <table:table-cell table:style-name="表8.B2" office:value-type="string">
            <text:p text:style-name="P3"/>
          </table:table-cell>
        </table:table-row>
      </table:table>
      <text:list xml:id="list29604640" text:continue-list="list29620624" text:style-name="L1">
        <text:list-item>
          <text:p text:style-name="P29">image files ==&gt; orientation</text:p>
        </text:list-item>
        <text:list-item>
          <text:p text:style-name="P29">close</text:p>
          <text:list>
            <text:list-item>
              <text:p text:style-name="P29">folders</text:p>
              <text:list>
                <text:list-item>
                  <text:p text:style-name="P29">“images”</text:p>
                </text:list-item>
                <text:list-item>
                  <text:p text:style-name="P29">“images.corners”</text:p>
                </text:list-item>
              </text:list>
            </text:list-item>
            <text:list-item>
              <text:p text:style-name="P29">text files</text:p>
              <text:list>
                <text:list-item>
                  <text:p text:style-name="P29">11-0) update date.txt</text:p>
                </text:list-item>
              </text:list>
            </text:list-item>
            <text:list-item>
              <text:p text:style-name="P15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5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5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6">csv files → open (<text:span text:style-name="T8">2</text:span><office:annotation office:name="__Annotation__852_10646423"><dc:creator>iwabuchi ken</dc:creator><dc:date>2019-11-23T12:26:34.16</dc:date><text:p text:style-name="P44"><text:span text:style-name="T17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29">e_entries.ods</text:p>
            </text:list-item>
            <text:list-item>
              <text:p text:style-name="P16">entries.XXX.csv</text:p>
            </text:list-item>
          </text:list>
        </text:list-item>
        <text:list-item>
          <text:p text:style-name="P16">e_entries.ods</text:p>
          <text:list>
            <text:list-item>
              <text:p text:style-name="P16">C/P</text:p>
              <text:list>
                <text:list-item>
                  <text:list>
                    <text:list-item>
                      <text:p text:style-name="P16">from : entries.XXX.csv</text:p>
                    </text:list-item>
                    <text:list-item>
                      <text:p text:style-name="P16">to : e_entries.ods</text:p>
                    </text:list-item>
                  </text:list>
                </text:list-item>
                <text:list-item>
                  <text:p text:style-name="P27">steps</text:p>
                  <text:list>
                    <text:list-item>
                      <text:p text:style-name="P27">entries.XXX.csv</text:p>
                      <text:list>
                        <text:list-item>
                          <text:p text:style-name="P27">select range</text:p>
                        </text:list-item>
                        <text:list-item>
                          <text:p text:style-name="P27">C – c (copy)</text:p>
                        </text:list-item>
                        <text:list-item>
                          <text:p text:style-name="P27">C – w (close file)</text:p>
                        </text:list-item>
                      </text:list>
                    </text:list-item>
                    <text:list-item>
                      <text:p text:style-name="P27">e_entries.ods</text:p>
                      <text:list>
                        <text:list-item>
                          <text:p text:style-name="P27">C - “*” (select the range)</text:p>
                        </text:list-item>
                        <text:list-item>
                          <text:p text:style-name="P27">Del (delete)</text:p>
                        </text:list-item>
                        <text:list-item>
                          <text:p text:style-name="P27">C – s (save)</text:p>
                        </text:list-item>
                        <text:list-item>
                          <text:p text:style-name="P27"><text:soft-page-break/>C – Home (goto cell A1)</text:p>
                        </text:list-item>
                        <text:list-item>
                          <text:p text:style-name="P27">C – S – v (paste value)</text:p>
                        </text:list-item>
                        <text:list-item>
                          <text:p text:style-name="P27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mov file names</text:p>
              <text:list>
                <text:list-item>
                  <text:p text:style-name="P27">Copy</text:p>
                </text:list-item>
                <text:list-item>
                  <text:p text:style-name="P27">directory_list.XXX.txt ==&gt; close</text:p>
                </text:list-item>
                <text:list-item>
                  <text:p text:style-name="P27">Paste</text:p>
                </text:list-item>
              </text:list>
            </text:list-item>
            <text:list-item>
              <text:p text:style-name="P27">col “no” → fill</text:p>
              <text:list>
                <text:list-item>
                  <text:p text:style-name="P27">in the cell → “=+XXX”</text:p>
                </text:list-item>
                <text:list-item>
                  <text:p text:style-name="P27">C/P to → oth<text:span text:style-name="T1">er cells</text:span></text:p>
                </text:list-item>
                <text:list-item>
                  <text:p text:style-name="P32">C – c &gt; C – S – v (paste values)</text:p>
                </text:list-item>
                <text:list-item>
                  <text:p text:style-name="P32">C - ↓ (move to the bottom cell)</text:p>
                </text:list-item>
                <text:list-item>
                  <text:p text:style-name="P32">C – S - ↑ (select the entire cells)</text:p>
                </text:list-item>
                <text:list-item>
                  <text:p text:style-name="P32">C – S – v (paste values)</text:p>
                </text:list-item>
              </text:list>
            </text:list-item>
            <text:list-item>
              <text:p text:style-name="P28">col E → cleared ? (no “=FXX” formula ?)</text:p>
            </text:list-item>
            <text:list-item>
              <text:p text:style-name="P28">range values → update</text:p>
              <text:list>
                <text:list-item>
                  <text:p text:style-name="P28">cell C206 → select</text:p>
                </text:list-item>
                <text:list-item>
                  <text:p text:style-name="P28">enter → new value</text:p>
                </text:list-item>
                <text:list-item>
                  <text:p text:style-name="P28">S - ↑ (select 2 cells)</text:p>
                </text:list-item>
                <text:list-item>
                  <text:p text:style-name="P28">C – c &gt; C - ↑ (copy, move to the top)</text:p>
                </text:list-item>
                <text:list-item>
                  <text:p text:style-name="P28">C – S – v &gt; Ret (paste value)</text:p>
                </text:list-item>
                <text:list-item>
                  <text:p text:style-name="P28">C - ↓ x 2 (move to → top of the indicator cells)</text:p>
                </text:list-item>
                <text:list-item>
                  <text:p text:style-name="P28">C – S - ↓ x 3 (select → indicator cells)</text:p>
                </text:list-item>
                <text:list-item>
                  <text:p text:style-name="P28">C – f &gt; - v &gt; S - ← x 2 &gt; C – x &gt; Tab &gt; C – v (replace dialog, set in each box)</text:p>
                </text:list-item>
                <text:list-item>
                  <text:p text:style-name="P28">M – o &gt; - u &gt; - l &gt; -u &gt; Esc (replace)</text:p>
                </text:list-item>
                <text:list-item>
                  <text:p text:style-name="P28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/text:p>
            <text:list xml:id="list6839618806700503558" text:style-name="L13">
              <text:list-item>
                <text:p text:style-name="P25">blank cells <text:s/></text:p>
                <text:list>
                  <text:list-item>
                    <text:p text:style-name="P25">blank, same-content cells</text:p>
                  </text:list-item>
                  <text:list-item>
                    <text:p text:style-name="P25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606679" text:continue-numbering="true" text:style-name="L13">
              <text:list-item>
                <text:p text:style-name="P25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623251" text:continue-numbering="true" text:style-name="L13">
              <text:list-item>
                <text:p text:style-name="P25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604996" text:continue-numbering="true" text:style-name="L13">
              <text:list-item>
                <text:p text:style-name="P25">video files </text:p>
                <text:list>
                  <text:list-item>
                    <text:p text:style-name="P25">vlc</text:p>
                    <text:list>
                      <text:list-item>
                        <text:p text:style-name="P25">play the fil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g-XXXX ==&gt; write</text:p>
                      </text:list-item>
                    </text:list>
                  </text:list-item>
                  <text:list-item>
                    <text:p text:style-name="P25">text file</text:p>
                    <text:list>
                      <text:list-item>
                        <text:p text:style-name="P25">copy the target line</text:p>
                      </text:list-item>
                    </text:list>
                  </text:list-item>
                  <text:list-item>
                    <text:p text:style-name="P25">sheet</text:p>
                    <text:list>
                      <text:list-item>
                        <text:p text:style-name="P25">paste</text:p>
                      </text:list-item>
                      <text:list-item>
                        <text:p text:style-name="P25">replace “,” with “ “ (space) → between “<text:span text:style-name="T6">et-7” and “patt</text:span>”</text:p>
                      </text:list-item>
                      <text:list-item>
                        <text:p text:style-name="P25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3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8761955954204666046" text:style-name="L14">
              <text:list-item>
                <text:p text:style-name="P36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6">modify date → “2019/11/13 08:02:47.000”</text:p>
                <text:list>
                  <text:list-item>
                    <text:p text:style-name="P36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610936" text:continue-list="list29604640" text:style-name="L1">
        <text:list-item>
          <text:list>
            <text:list-item>
              <text:p text:style-name="P29">memos → add</text:p>
              <text:list>
                <text:list-item>
                  <text:p text:style-name="P29">blank cells</text:p>
                  <text:list>
                    <text:list-item>
                      <text:p text:style-name="P29">blank, same-content cells</text:p>
                    </text:list-item>
                    <text:list-item>
                      <text:p text:style-name="P29">discrete ones</text:p>
                    </text:list-item>
                  </text:list>
                </text:list-item>
                <text:list-item>
                  <text:p text:style-name="P29">“:m XXX”</text:p>
                </text:list-item>
                <text:list-item>
                  <text:p text:style-name="P29">music memos</text:p>
                </text:list-item>
                <text:list-item>
                  <text:p text:style-name="P29">video files</text:p>
                  <text:list>
                    <text:list-item>
                      <text:p text:style-name="P29">vlc</text:p>
                      <text:list>
                        <text:list-item>
                          <text:p text:style-name="P29">play the file</text:p>
                        </text:list-item>
                      </text:list>
                    </text:list-item>
                    <text:list-item>
                      <text:p text:style-name="P29">sheet</text:p>
                      <text:list>
                        <text:list-item>
                          <text:p text:style-name="P29">g-XXXX ==&gt; write</text:p>
                        </text:list-item>
                      </text:list>
                    </text:list-item>
                    <text:list-item>
                      <text:p text:style-name="P29">text file</text:p>
                      <text:list>
                        <text:list-item>
                          <text:p text:style-name="P29">copy the target line</text:p>
                        </text:list-item>
                      </text:list>
                    </text:list-item>
                    <text:list-item>
                      <text:p text:style-name="P29">sheet</text:p>
                      <text:list>
                        <text:list-item>
                          <text:p text:style-name="P29">paste</text:p>
                        </text:list-item>
                        <text:list-item>
                          <text:p text:style-name="P29">replace “,” with “ “ (space) → between “<text:span text:style-name="T6">et-7” and “patt</text:span>”</text:p>
                        </text:list-item>
                        <text:list-item>
                          <text:p text:style-name="P29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col E → location ==&gt; register ?</text:p>
            </text:list-item>
          </text:list>
        </text:list-item>
        <text:list-item>
          <text:p text:style-name="P29">“6<text:tab/>open csv file”</text:p>
        </text:list-item>
        <text:list-item>
          <text:p text:style-name="P29">“7<text:tab/>insert to db” ~~ “18<text:tab/>copy image files”</text:p>
        </text:list-item>
        <text:list-item>
          <text:p text:style-name="P29"><office:annotation><dc:creator>iwabuchi ken</dc:creator><dc:date>2019-10-26T08:31:05.19</dc:date><text:p text:style-name="P44"><text:span text:style-name="T17">done in “15) close-apps.bat”</text:span></text:p></office:annotation>mov files → move</text:p>
          <text:list>
            <text:list-item>
              <text:p text:style-name="P29">from : C:\WORKS_2\WS\WS_Cake_IFM11\iphone_to_upload</text:p>
            </text:list-item>
            <text:list-item>
              <text:p text:style-name="P29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619334" text:continue-numbering="true" text:style-name="L1">
        <text:list-item>
          <text:p text:style-name="P16">closing </text:p>
          <text:list>
            <text:list-item>
              <text:p text:style-name="P16">gt, kb memos → register (optional)</text:p>
              <text:list>
                <text:list-item>
                  <text:p text:style-name="P16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21</dc:date><text:p text:style-name="P44"><text:span text:style-name="T18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2" office:value-type="string">
            <text:p text:style-name="P5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f C:\WORKS_2\WS\WS_Others.Art\JVEMV6\46_art\11_guitar\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29630572" text:continue-numbering="true" text:style-name="L1">
        <text:list-header>
          <text:p text:style-name="P37"/>
          <text:list text:continue-numbering="true">
            <text:list-item>
              <text:p text:style-name="P16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617549" text:continue-numbering="true" text:style-name="L1">
        <text:list-item>
          <text:list>
            <text:list-header>
              <text:p text:style-name="P38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table:number-columns-spanned="2" office:value-type="string">
            <text:p text:style-name="P1"><office:annotation office:name="__Annotation__1353_1156199833"><dc:creator>iwabuchi ken</dc:creator><dc:date>2019-12-04T07:49:11.21</dc:date><text:p text:style-name="P44"><text:span text:style-name="T18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9">close apps</text:p>
          </table:table-cell>
          <table:covered-table-cell/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image files 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folders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web pages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command prompt</text:p>
          </table:table-cell>
        </table:table-row>
        <table:table-row>
          <table:table-cell table:style-name="表11.A3">
            <text:p text:style-name="P9"/>
          </table:table-cell>
          <table:table-cell table:style-name="表11.A2" office:value-type="string">
            <text:p text:style-name="P3">this</text:p>
          </table:table-cell>
        </table:table-row>
      </table:table>
      <text:list xml:id="list29614255" text:continue-numbering="true" text:style-name="L1">
        <text:list-header>
          <text:p text:style-name="P37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610219" text:continue-numbering="true" text:style-name="L1">
        <text:list-item>
          <text:p text:style-name="P16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3421263112166338176" text:style-name="L15">
        <text:list-item>
          <text:p text:style-name="P26">C:\Users\iwabuchiken\Music\iTunes\iTunes Media\Voice Memos</text:p>
        </text:list-item>
        <text:list-item>
          <text:p text:style-name="P26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10T09:40:18.23</dc:date>
    <dc:creator>iwabuchi ken</dc:creator>
    <meta:editing-duration>P7DT14H26M46S</meta:editing-duration>
    <meta:editing-cycles>223</meta:editing-cycles>
    <meta:generator>OpenOffice/4.1.3$Win32 OpenOffice.org_project/413m1$Build-9783</meta:generator>
    <meta:document-statistic meta:table-count="15" meta:image-count="0" meta:object-count="0" meta:page-count="8" meta:paragraph-count="308" meta:word-count="1434" meta:character-count="7878"/>
  </office:meta>
</office:document-meta>
</file>